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280099" draw:marker-start="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800000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280099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800000" draw:marker-start="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4.445cm" svg:height="5.08cm" svg:x="6.08cm" svg:y="2.905cm">
          <draw:glue-point draw:id="4" svg:x="5.001cm" svg:y="-1.25cm"/>
          <draw:glue-point draw:id="5" svg:x="5.001cm" svg:y="1.25cm"/>
          <text:p text:style-name="P1"><text:span text:style-name="T1">Interconn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175cm" svg:height="2.54cm" svg:x="11.795cm" svg:y="2.57cm">
          <draw:glue-point draw:id="4" svg:x="-4.998cm" svg:y="3.818cm"/>
          <text:p text:style-name="P1"><text:span text:style-name="T1">Pe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2.54cm" svg:x="11.795cm" svg:y="5.68cm">
          <draw:glue-point draw:id="4" svg:x="-4.998cm" svg:y="4.074cm"/>
          <draw:glue-point draw:id="5" svg:x="-4.998cm" svg:y="-3.425cm"/>
          <text:p text:style-name="P1"><text:span text:style-name="T1">Per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635cm" svg:x="10.525cm" svg:y="3.54cm">
          <text:p text:style-name="P1"><text:span text:style-name="T1">WB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.27cm" svg:height="0.635cm" svg:x="10.525cm" svg:y="6.641cm">
          <text:p text:style-name="P1"><text:span text:style-name="T1">WB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1" draw:layer="layout" svg:x1="11.796cm" svg:y1="4.809cm" svg:x2="10.524cm" svg:y2="4.81cm" draw:start-shape="id1" draw:start-glue-point="4" draw:end-shape="id2" draw:end-glue-point="4" svg:d="m11796 4809h-637v1h-635">
          <text:p/>
        </draw:connector>
        <draw:line draw:style-name="gr4" draw:text-style-name="P1" draw:layer="layout" svg:x1="11.795cm" svg:y1="6.08cm" svg:x2="10.525cm" svg:y2="6.08cm">
          <text:p/>
        </draw:line>
        <draw:frame draw:style-name="gr5" draw:text-style-name="P3" draw:layer="layout" svg:width="1.408cm" svg:height="0.645cm" svg:x="10.525cm" svg:y="5.435cm">
          <draw:text-box>
            <text:p text:style-name="P3"><text:span text:style-name="T1">IRQ2</text:span></text:p>
          </draw:text-box>
        </draw:frame>
        <draw:frame draw:style-name="gr5" draw:text-style-name="P3" draw:layer="layout" svg:width="1.408cm" svg:height="0.645cm" svg:x="10.525cm" svg:y="4.175cm">
          <draw:text-box>
            <text:p text:style-name="P3"><text:span text:style-name="T1">IRQ1</text:span></text:p>
          </draw:text-box>
        </draw:frame>
        <draw:frame draw:style-name="gr5" draw:text-style-name="P3" draw:layer="layout" svg:width="1.614cm" svg:height="0.645cm" svg:x="8.911cm" svg:y="6.705cm">
          <draw:text-box>
            <text:p text:style-name="P3"><text:span text:style-name="T1">Slave2</text:span></text:p>
          </draw:text-box>
        </draw:frame>
        <draw:frame draw:style-name="gr5" draw:text-style-name="P3" draw:layer="layout" svg:width="1.614cm" svg:height="0.645cm" svg:x="8.911cm" svg:y="3.606cm">
          <draw:text-box>
            <text:p text:style-name="P3"><text:span text:style-name="T1">Slave1</text:span></text:p>
          </draw:text-box>
        </draw:frame>
        <draw:custom-shape draw:style-name="gr6" draw:text-style-name="P2" draw:layer="layout" svg:width="3.175cm" svg:height="2.54cm" svg:x="1.634cm" svg:y="2.705cm">
          <draw:glue-point draw:id="4" svg:x="4.998cm" svg:y="3.814cm"/>
          <text:p text:style-name="P1"><text:span text:style-name="T1">Master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1.27cm" svg:height="0.635cm" svg:x="4.81cm" svg:y="3.675cm">
          <text:p text:style-name="P1"><text:span text:style-name="T1">WB</text:span></text:p>
          <draw:enhanced-geometry svg:viewBox="0 0 21600 21600" draw:text-areas="?f5 ?f1 ?f6 ?f3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3.175cm" svg:height="2.54cm" svg:x="1.634cm" svg:y="5.88cm">
          <draw:glue-point draw:id="4" svg:x="4.998cm" svg:y="3.814cm"/>
          <text:p text:style-name="P1"><text:span text:style-name="T1">Master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1.27cm" svg:height="0.635cm" svg:x="4.81cm" svg:y="6.85cm">
          <text:p text:style-name="P1"><text:span text:style-name="T1">WB</text:span></text:p>
          <draw:enhanced-geometry svg:viewBox="0 0 21600 21600" draw:text-areas="?f5 ?f1 ?f6 ?f3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5.715cm" svg:height="8.04cm" svg:x="3.486cm" svg:y="10.105cm">
          <draw:glue-point draw:id="4" svg:x="5.001cm" svg:y="-1.25cm"/>
          <draw:glue-point draw:id="5" svg:x="5.001cm" svg:y="1.25cm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2.54cm" svg:x="11.795cm" svg:y="9.77cm">
          <draw:glue-point draw:id="4" svg:x="-4.998cm" svg:y="-2.027cm"/>
          <text:p text:style-name="P1"><text:span text:style-name="T1">Pe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3.175cm" svg:height="2.54cm" svg:x="11.795cm" svg:y="12.88cm">
          <draw:glue-point draw:id="4" svg:x="-4.998cm" svg:y="4.074cm"/>
          <draw:glue-point draw:id="5" svg:x="-4.998cm" svg:y="-3.425cm"/>
          <text:p text:style-name="P1"><text:span text:style-name="T1">Per2</text:span></text:p>
          <draw:enhanced-geometry svg:viewBox="0 0 21600 21600" draw:type="rectangle" draw:enhanced-path="M 0 0 L 21600 0 21600 21600 0 21600 0 0 Z N"/>
        </draw:custom-shape>
        <draw:line draw:style-name="gr7" draw:text-style-name="P1" draw:id="id3" draw:layer="layout" svg:x1="2.905cm" svg:y1="10.525cm" svg:x2="11.795cm" svg:y2="10.525cm">
          <draw:glue-point draw:id="4" svg:x="3.462cm" svg:y="0cm"/>
          <text:p/>
        </draw:line>
        <draw:line draw:style-name="gr8" draw:text-style-name="P1" draw:id="id5" draw:layer="layout" svg:x1="11.795cm" svg:y1="11.16cm" svg:x2="2.905cm" svg:y2="11.16cm">
          <draw:glue-point draw:id="4" svg:x="2.692cm" svg:y="0cm"/>
          <text:p/>
        </draw:line>
        <draw:connector draw:style-name="gr9" draw:text-style-name="P1" draw:layer="layout" svg:x1="10.427cm" svg:y1="10.525cm" svg:x2="11.796cm" svg:y2="13.281cm" draw:start-shape="id3" draw:start-glue-point="4" draw:end-shape="id4" draw:end-glue-point="5" svg:d="m10427 10525v2756h1369">
          <text:p/>
        </draw:connector>
        <draw:connector draw:style-name="gr10" draw:text-style-name="P1" draw:layer="layout" svg:x1="11.795cm" svg:y1="14.15cm" svg:x2="9.743cm" svg:y2="11.16cm" draw:start-shape="id4" draw:start-glue-point="3" draw:end-shape="id5" draw:end-glue-point="4" svg:d="m11795 14150h-2052v-2990">
          <text:p/>
        </draw:connector>
        <draw:custom-shape draw:style-name="gr2" draw:text-style-name="P2" draw:layer="layout" svg:width="1.905cm" svg:height="1.905cm" svg:x="5.445cm" svg:y="12.43cm">
          <draw:glue-point draw:id="4" svg:x="-4.998cm" svg:y="4.074cm"/>
          <draw:glue-point draw:id="5" svg:x="-4.998cm" svg:y="-3.425cm"/>
          <text:p text:style-name="P1"><text:span text:style-name="T1">Address</text:span></text:p>
          <text:p text:style-name="P1"><text:span text:style-name="T1">Decod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1.27cm" draw:transform="rotate (-1.57236712312258) translate (6.886cm 14.991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14T06:38:57</meta:creation-date>
    <dc:date>2011-03-14T08:51:06</dc:date>
    <dc:creator>Carlos Camargo</dc:creator>
    <meta:editing-duration>PT02H12M12S</meta:editing-duration>
    <meta:editing-cycles>16</meta:editing-cycles>
    <meta:generator>OpenOffice.org/3.2$Linux OpenOffice.org_project/320m12$Build-9483</meta:generator>
    <meta:document-statistic meta:object-count="24"/>
  </office:meta>
</office:document-meta>
</file>